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4052" officeooo:paragraph-rsid="00041c64"/>
    </style:style>
    <style:style style:name="P2" style:family="paragraph" style:parent-style-name="Standard">
      <style:text-properties officeooo:rsid="00111a15" officeooo:paragraph-rsid="00041c64"/>
    </style:style>
    <style:style style:name="P3" style:family="paragraph" style:parent-style-name="Standard">
      <style:text-properties officeooo:rsid="00187d8c" officeooo:paragraph-rsid="00041c64"/>
    </style:style>
    <style:style style:name="T1" style:family="text">
      <style:text-properties officeooo:rsid="0012af8a"/>
    </style:style>
    <style:style style:name="T2" style:family="text">
      <style:text-properties officeooo:rsid="001a62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rd program</text:p>
      <text:p text:style-name="P2"/>
      <text:p text:style-name="P2">1 - Pesquisar a tradução de quote marks.</text:p>
      <text:p text:style-name="P2"/>
      <text:p text:style-name="P2"/>
      <text:p text:style-name="P2">2 - Eu perdi meu texto traduzido do Wicked, será que poderia usar esse comando para salvar o meu texto?</text:p>
      <text:p text:style-name="P2"/>
      <text:p text:style-name="P3">É possível, mas eu recom<text:span text:style-name="T2">e</text:span>ndo algum programa de controle de versão, ou salvar nas nuvens.</text:p>
      <text:p text:style-name="P2"/>
      <text:p text:style-name="P2">3 – Porque alguns comandos não precisam do “ “ e vem escrito tudo junto? (depois que anotei a minha dúvida, ao virar a página diz que no fim do livro tem uma explicação porque de ser sem espaço entre as palavras – olhar depois)</text:p>
      <text:p text:style-name="P2"/>
      <text:p text:style-name="P3">Nas li<text:span text:style-name="T2">n</text:span>guagens de programa<text:span text:style-name="T2">çã</text:span>o, uma vari<text:span text:style-name="T2">á</text:span>vel tem que ocupar apenas uma palavra e por isso temos <text:s/>usar vari<text:span text:style-name="T2">á</text:span>veis como <text:span text:style-name="T2">Á</text:span>reaDoCirculo para a vari<text:span text:style-name="T2">á</text:span>vel que sera a <text:span text:style-name="T2">á</text:span>rea do circulo, é meio feio, mas é a vida.</text:p>
      <text:p text:style-name="P3"/>
      <text:p text:style-name="P2"/>
      <text:p text:style-name="P2">4 – Alguns comandos tem definições, como variable, string. No livro diz que não preciso memorizar <text:s/>apenas entender. Será que não seria bom memorizar alguns?</text:p>
      <text:p text:style-name="P2"/>
      <text:p text:style-name="P1">5 – <text:span text:style-name="T1">Se o “” e o ‘’ são a mesma coisa e nada muda no comando. Porque tem um capítulo explicando essas duas forma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7:25:17.521723407</meta:creation-date>
    <dc:date>2017-03-09T07:25:38.600048992</dc:date>
    <meta:editing-duration>PT21S</meta:editing-duration>
    <meta:editing-cycles>1</meta:editing-cycles>
    <meta:document-statistic meta:table-count="0" meta:image-count="0" meta:object-count="0" meta:page-count="1" meta:paragraph-count="8" meta:word-count="172" meta:character-count="940" meta:non-whitespace-character-count="770"/>
    <meta:generator>LibreOffice/5.1.4.2$Linux_X86_64 LibreOffice_project/10m0$Build-2</meta:generator>
  </office:meta>
</office:document-meta>
</file>